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content.xml" manifest:media-type="text/xml"/>
  <manifest:file-entry manifest:full-path="meta.xml" manifest:media-type="text/xml"/>
  <manifest:file-entry manifest:full-path="Thumbnails/thumbnail.png" manifest:media-type="image/png"/>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ohit Devanagari1" svg:font-family="'Lohit Devanagari'"/>
    <style:font-face style:name="apple-system" svg:font-family="apple-system, BlinkMacSystemFont, Roboto, 'Open Sans', 'Helvetica Neue', 'Noto Sans Armenian', 'Noto Sans Bengali', 'Noto Sans Cherokee', 'Noto Sans Devanagari', 'Noto Sans Ethiopic', 'Noto Sans Georgian', 'Noto Sans Hebrew', 'Noto Sans Kannada', 'Noto Sans Khmer', 'Noto Sans Lao', 'Noto Sans Osmanya', 'Noto Sans Tamil', 'Noto Sans Telugu', 'Noto Sans Thai',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margin-left="0in" fo:margin-right="0in" fo:text-align="start" style:justify-single-word="false" fo:orphans="2" fo:widows="2" fo:text-indent="0in" style:auto-text-indent="false"/>
    </style:style>
    <style:style style:name="T1" style:family="text">
      <style:text-properties fo:font-variant="normal" fo:text-transform="none" fo:color="#000000" style:font-name="apple-system" fo:font-size="9.75pt" fo:letter-spacing="normal" fo:font-style="normal" fo:font-weight="normal"/>
    </style:style>
    <style:style style:name="T2" style:family="text">
      <style:text-properties fo:font-variant="normal" fo:text-transform="none" fo:color="#2a5885" style:text-line-through-style="none" style:text-line-through-type="none" style:font-name="apple-system" fo:font-size="9.75pt" fo:letter-spacing="normal" fo:font-style="normal" style:text-underline-style="none" fo:font-weight="normal" style:text-blinking="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Задание #1 на JavaScript.<text:line-break/><text:line-break/>Решения присылайте на мыло </text:span><text:a xlink:type="simple" xlink:href="mailto:p.lebedev@itransition.com" text:style-name="Internet_20_link" text:visited-style-name="Visited_20_Internet_20_Link"><text:span text:style-name="T2">p.lebedev@itransition.com</text:span></text:a><text:span text:style-name="T1"> в виде ссылки на Dropbox на файл permutations.js (нужна именно public-ссылка, аттачи или ссылки куда-то еще приниматься не будут, так как решения проверяются скриптом).<text:line-break/><text:line-break/>Требуется разработать на языке JavaScript код, печатающий на консоль наибольшее число строк из переданных, которые являются перестановками друг друга. Если ни одна из строк не является перестановкой другой (например, была передана только одна строка или строки содержат уникальные символы), напечатать одну из строк. Если не было передано ни одной строки, ничего не выводить. При существовании нескольких решений — напечатать одно решение (любое). Вывод всегда сопровождается переводом строки, каждая строка выводится на отдельной строке. Ограничения (то, что будет проверяться, не нужно ограничения запиливать в свой код): длина одной строки не превосходит 256 символов, количество строк не превосходит 64, строки содержат только латинские буквы и арабские цифры, время выполнения одного теста - не более 10 секунд, вывод не содержит посторонних символов.<text:line-break/>Решение будет приниматься при прохождении набора тестов, результат будет оцениваться исходя из размера файла в байтах (меньше — лучше). Обратите внимание, что это код-гольф, нужно ужать код в минимальное число байтов.<text:line-break/><text:line-break/>Пример:<text:line-break/><text:line-break/>node permutations.js ABCDE EDBCA XYZ ZYX ZXY<text:line-break/>XYZ<text:line-break/>ZYX<text:line-break/>ZXY<text:line-break/><text:line-break/>Несколько возможных тестов (в случае существования нескольких решений вывод может отличаться в соответствии с условием задачи):<text:line-break/><text:line-break/>node permutations.js 132 123 123 132 XYX YXZ YXZ<text:line-break/>132<text:line-break/>123<text:line-break/>123<text:line-break/>132<text:line-break/>node permutations.js ABCDEFGH ABDEC ABCDEFG ABCEDF ABCED<text:line-break/>ABDEC<text:line-break/>ABCED<text:line-break/>node permutations.js ABCDEFGH ABCDEFG ABCEDF ABCED HGFEDCAB<text:line-break/>ABCDEFGH<text:line-break/>HGFEDCAB<text:line-break/>node permutations.js ABCDEFGH 123 321<text:line-break/>123<text:line-break/>321<text:line-break/>node permutations.js A BCDEFGH ABCDEFG ABCDEF ABCDE EDCBA A A<text:line-break/>A<text:line-break/>A<text:line-break/>A<text:line-break/>node permutations.js ABCDEFGH ABCDEFG ABCDEF ABCDE EDCBCA<text:line-break/>ABCDEFGH<text:line-break/>node permutations.js<text:line-break/>node permutations.js ABCDEFGH<text:line-break/>ABCDEFGH</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ohit Devanagari1" svg:font-family="'Lohit Devanagari'"/>
    <style:font-face style:name="apple-system" svg:font-family="apple-system, BlinkMacSystemFont, Roboto, 'Open Sans', 'Helvetica Neue', 'Noto Sans Armenian', 'Noto Sans Bengali', 'Noto Sans Cherokee', 'Noto Sans Devanagari', 'Noto Sans Ethiopic', 'Noto Sans Georgian', 'Noto Sans Hebrew', 'Noto Sans Kannada', 'Noto Sans Khmer', 'Noto Sans Lao', 'Noto Sans Osmanya', 'Noto Sans Tamil', 'Noto Sans Telugu', 'Noto Sans Thai',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1-12T14:11:23.431656601</meta:creation-date>
    <dc:date>2020-01-12T15:16:48.000273770</dc:date>
    <meta:editing-duration>PT55M14S</meta:editing-duration>
    <meta:editing-cycles>1</meta:editing-cycles>
    <meta:document-statistic meta:table-count="0" meta:image-count="0" meta:object-count="0" meta:page-count="1" meta:paragraph-count="1" meta:word-count="273" meta:character-count="1974" meta:non-whitespace-character-count="1694"/>
    <meta:generator>LibreOffice/6.3.4.2$Linux_X86_64 LibreOffice_project/30$Build-2</meta:generator>
  </office:meta>
</office:document-meta>
</file>